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sa SemiBold" svg:font-family="'Rasa SemiBold'" style:font-pitch="variable"/>
    <style:font-face style:name="Rasa SemiBold1" svg:font-family="'Rasa SemiBold'" style:font-adornments="SemiBold" style:font-pitch="variable"/>
  </office:font-face-decls>
  <office:automatic-styles>
    <style:style style:name="P1" style:family="paragraph" style:parent-style-name="Standard">
      <style:text-properties fo:font-size="54pt" style:font-size-asian="54pt" style:font-size-complex="54pt"/>
    </style:style>
    <style:style style:name="P2" style:family="paragraph" style:parent-style-name="Standard" style:list-style-name="L1">
      <style:text-properties style:font-name="Rasa SemiBold1" fo:font-size="24pt" officeooo:rsid="00097099" officeooo:paragraph-rsid="00097099" style:font-size-asian="24pt" style:font-size-complex="24pt"/>
    </style:style>
    <style:style style:name="P3" style:family="paragraph" style:parent-style-name="Standard" style:list-style-name="L1">
      <style:text-properties style:font-name="Rasa SemiBold1" fo:font-size="24pt" fo:font-weight="bold" officeooo:rsid="00097099" officeooo:paragraph-rsid="00097099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text-properties style:font-name="Rasa SemiBold1" fo:font-size="28pt" fo:font-weight="bold" officeooo:rsid="00097099" officeooo:paragraph-rsid="00097099" style:font-size-asian="28pt" style:font-weight-asian="bold" style:font-size-complex="28pt" style:font-weight-complex="bold"/>
    </style:style>
    <style:style style:name="P5" style:family="paragraph" style:parent-style-name="Standard" style:list-style-name="L1">
      <style:text-properties style:font-name="Rasa SemiBold1" fo:font-size="28pt" fo:font-weight="bold" officeooo:rsid="000a969c" officeooo:paragraph-rsid="000a969c" style:font-size-asian="24.5pt" style:font-weight-asian="bold" style:font-size-complex="28pt" style:font-weight-complex="bold"/>
    </style:style>
    <style:style style:name="P6" style:family="paragraph" style:parent-style-name="Standard" style:list-style-name="L1">
      <style:text-properties style:text-position="super 58%" style:font-name="Abyssinica SIL" fo:font-size="24pt" fo:font-weight="normal" officeooo:rsid="000a969c" officeooo:paragraph-rsid="000a969c" style:font-size-asian="24pt" style:font-weight-asian="normal" style:font-size-complex="24pt" style:font-weight-complex="normal"/>
    </style:style>
    <style:style style:name="P7" style:family="paragraph" style:parent-style-name="Standard" style:list-style-name="L1">
      <style:text-properties style:text-position="super 58%" style:font-name="Abyssinica SIL" fo:font-size="24pt" fo:font-weight="normal" officeooo:rsid="000a969c" officeooo:paragraph-rsid="000d69f1" style:font-size-asian="24pt" style:font-weight-asian="normal" style:font-size-complex="24pt" style:font-weight-complex="normal"/>
    </style:style>
    <style:style style:name="P8" style:family="paragraph" style:parent-style-name="Standard" style:list-style-name="L1">
      <style:text-properties style:text-position="super 58%" style:font-name="Abyssinica SIL" fo:font-size="24pt" fo:font-weight="normal" officeooo:rsid="00186f66" officeooo:paragraph-rsid="00186f66" style:font-size-asian="24pt" style:font-weight-asian="normal" style:font-size-complex="24pt" style:font-weight-complex="normal"/>
    </style:style>
    <style:style style:name="P9" style:family="paragraph" style:parent-style-name="Standard" style:list-style-name="L1">
      <style:text-properties style:text-position="super 58%" style:font-name="Abyssinica SIL" fo:font-size="24pt" fo:font-weight="normal" officeooo:rsid="00190ed0" officeooo:paragraph-rsid="00190ed0" style:font-size-asian="24pt" style:font-weight-asian="normal" style:font-size-complex="24pt" style:font-weight-complex="normal"/>
    </style:style>
    <style:style style:name="P10" style:family="paragraph" style:parent-style-name="Standard" style:list-style-name="L1">
      <style:text-properties style:text-position="super 58%" style:font-name="Abyssinica SIL" fo:font-size="24pt" fo:font-weight="normal" officeooo:rsid="001af33e" officeooo:paragraph-rsid="001af33e" style:font-size-asian="24pt" style:font-weight-asian="normal" style:font-size-complex="2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 style:font-name="Rasa SemiBold" fo:font-weight="bold" officeooo:rsid="00097099" style:font-weight-asian="bold" style:font-weight-complex="bold"/>
    </style:style>
    <style:style style:name="T4" style:family="text">
      <style:text-properties style:text-position="super 58%" style:font-name="Jamrul"/>
    </style:style>
    <style:style style:name="T5" style:family="text">
      <style:text-properties style:text-position="super 58%" style:font-name="Jamrul" fo:font-weight="normal" style:font-weight-asian="normal" style:font-weight-complex="normal"/>
    </style:style>
    <style:style style:name="T6" style:family="text">
      <style:text-properties style:text-position="super 58%" fo:font-size="28pt" fo:font-weight="bold" style:font-size-asian="28pt" style:font-weight-asian="bold" style:font-size-complex="28pt" style:font-weight-complex="bold"/>
    </style:style>
    <style:style style:name="T7" style:family="text">
      <style:text-properties style:text-position="super 58%" style:font-name="Abyssinica SIL" fo:font-weight="normal" style:font-weight-asian="normal" style:font-weight-complex="normal"/>
    </style:style>
    <style:style style:name="T8" style:family="text">
      <style:text-properties style:text-position="super 58%" style:font-name="Abyssinica SIL" fo:font-size="24pt" fo:font-weight="normal" style:font-size-asian="21pt" style:font-weight-asian="normal" style:font-size-complex="24pt" style:font-weight-complex="normal"/>
    </style:style>
    <style:style style:name="T9" style:family="text">
      <style:text-properties style:text-position="super 58%" style:font-name="Abyssinica SIL" fo:font-size="24pt" fo:font-weight="normal" officeooo:rsid="000a969c" style:font-size-asian="21pt" style:font-weight-asian="normal" style:font-size-complex="24pt" style:font-weight-complex="normal"/>
    </style:style>
    <style:style style:name="T10" style:family="text">
      <style:text-properties style:text-position="super 58%" style:font-name="Abyssinica SIL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officeooo:rsid="00186f66"/>
    </style:style>
    <style:style style:name="T14" style:family="text">
      <style:text-properties officeooo:rsid="00190ed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8"/><text:span text:style-name="T3">LINEX COMMANDS</text:span></text:p>
      <text:list xml:id="list3236966729" text:style-name="L1">
        <text:list-item>
          <text:p text:style-name="P2"><text:span text:style-name="T6">whoami-</text:span><text:span text:style-name="T2"> </text:span><text:span text:style-name="T5"><text:s/></text:span><text:span text:style-name="T7">Print the current logged user detail</text:span><text:span text:style-name="T5">s/ effective userid</text:span></text:p>
        </text:list-item>
        <text:list-item>
          <text:p text:style-name="P3"><text:span text:style-name="T4">man- </text:span><text:span text:style-name="T7">man stand for ‘Manual’. It helps to display the command details,system manual pager</text:span></text:p>
        </text:list-item>
        <text:list-item>
          <text:p text:style-name="P4"><text:span text:style-name="T1">clear- <text:s/></text:span><text:span text:style-name="T8">clear the terminal </text:span><text:span text:style-name="T9">or all the previous commands</text:span></text:p>
        </text:list-item>
        <text:list-item>
          <text:p text:style-name="P5"><text:span text:style-name="T12">pwd- <text:s text:c="2"/></text:span><text:span text:style-name="T11"><text:s/></text:span><text:span text:style-name="T10">To know the current working file or folder path</text:span></text:p>
        </text:list-item>
        <text:list-item>
          <text:p text:style-name="P6">ls- to display the list of contents in the current directory</text:p>
        </text:list-item>
        <text:list-item>
          <text:p text:style-name="P6">cd- to change the current directory</text:p>
        </text:list-item>
        <text:list-item>
          <text:p text:style-name="P6">mkdir - <text:s/>to create a new directory or mulltiple directory</text:p>
        </text:list-item>
        <text:list-item>
          <text:p text:style-name="P6">rmdir – to remove or delete directory</text:p>
        </text:list-item>
        <text:list-item>
          <text:p text:style-name="P6">touch- create an empty file</text:p>
        </text:list-item>
        <text:list-item>
          <text:p text:style-name="P6">open- open a file</text:p>
        </text:list-item>
        <text:list-item>
          <text:p text:style-name="P6">mv- rename a file</text:p>
        </text:list-item>
        <text:list-item>
          <text:p text:style-name="P6">cp- copy a file</text:p>
        </text:list-item>
        <text:list-item>
          <text:p text:style-name="P7">head- used to display the first n (default 10) lines in a file</text:p>
        </text:list-item>
        <text:list-item>
          <text:p text:style-name="P6">tail- <text:s/>used to delete the last n(default 10) lines in a file</text:p>
        </text:list-item>
        <text:list-item>
          <text:p text:style-name="P7">cat- concatinate the files or contents in the files and add contents to <text:s text:c="12"/>a file</text:p>
        </text:list-item>
        <text:list-item>
          <text:p text:style-name="P6">less- to add small amount of text </text:p>
        </text:list-item>
        <text:list-item>
          <text:p text:style-name="P6">echo- to print something</text:p>
        </text:list-item>
        <text:list-item>
          <text:p text:style-name="P6">wc- used to get usefull information from the file</text:p>
        </text:list-item>
        <text:list-item>
          <text:p text:style-name="P6"><text:soft-page-break/>piping- to pass output of one command to another</text:p>
        </text:list-item>
        <text:list-item>
          <text:p text:style-name="P6">sort- sort the contents in the directory and display it</text:p>
        </text:list-item>
        <text:list-item>
          <text:p text:style-name="P6">uniq- report duplicate lines</text:p>
        </text:list-item>
        <text:list-item>
          <text:p text:style-name="P6">diff- compare files line by line and displays the difference</text:p>
        </text:list-item>
        <text:list-item>
          <text:p text:style-name="P6">find- search something in a particular pattern</text:p>
        </text:list-item>
        <text:list-item>
          <text:p text:style-name="P6">grep-global reqular expression print</text:p>
        </text:list-item>
        <text:list-item>
          <text:p text:style-name="P6">du- calculate the size of a directory or estimate file space usage</text:p>
        </text:list-item>
        <text:list-item>
          <text:p text:style-name="P6">df- get disk usage information</text:p>
        </text:list-item>
        <text:list-item>
          <text:p text:style-name="P6">history- print all the previous written commands</text:p>
        </text:list-item>
        <text:list-item>
          <text:p text:style-name="P6">ps- used to inspect the running process or to find the process status</text:p>
        </text:list-item>
        <text:list-item>
          <text:p text:style-name="P6">top- to display dynamic real time information about running process</text:p>
        </text:list-item>
        <text:list-item>
          <text:p text:style-name="P6">kill- to kill process</text:p>
        </text:list-item>
        <text:list-item>
          <text:p text:style-name="P6">kill all- to kill multiple instance of a process</text:p>
        </text:list-item>
        <text:list-item>
          <text:p text:style-name="P6">jobs-used to set it run in the back ground</text:p>
        </text:list-item>
        <text:list-item>
          <text:p text:style-name="P6">gzip-compress a file using gzip</text:p>
        </text:list-item>
        <text:list-item>
          <text:p text:style-name="P6">gunzip- to extract gzip file</text:p>
        </text:list-item>
        <text:list-item>
          <text:p text:style-name="P6">tar- <text:span text:style-name="T13">archieve multiple files in a single file .</text:span></text:p>
        </text:list-item>
        <text:list-item>
          <text:p text:style-name="P8">Nano- begginner friendly text editor</text:p>
        </text:list-item>
        <text:list-item>
          <text:p text:style-name="P8">alias- <text:s/>used to set default commands</text:p>
        </text:list-item>
        <text:list-item>
          <text:p text:style-name="P8">xrays- to convert input from standard output into argument to a command</text:p>
        </text:list-item>
        <text:list-item>
          <text:p text:style-name="P8">ln- to create lonks</text:p>
        </text:list-item>
        <text:list-item>
          <text:p text:style-name="P8"><text:soft-page-break/>who- displays the user logged</text:p>
        </text:list-item>
        <text:list-item>
          <text:p text:style-name="P8">su- switch user</text:p>
        </text:list-item>
        <text:list-item>
          <text:p text:style-name="P8">sudo- run a command</text:p>
        </text:list-item>
        <text:list-item>
          <text:p text:style-name="P10">useradd- add user</text:p>
        </text:list-item>
        <text:list-item>
          <text:p text:style-name="P8">passwd- change passwd</text:p>
        </text:list-item>
        <text:list-item>
          <text:p text:style-name="P8">chown- <text:s/><text:span text:style-name="T14">change owenership</text:span></text:p>
        </text:list-item>
        <text:list-item>
          <text:p text:style-name="P9">chmod- to change the permission for a file or directory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sa SemiBold" svg:font-family="'Rasa SemiBold'" style:font-pitch="variable"/>
    <style:font-face style:name="Rasa SemiBold1" svg:font-family="'Rasa SemiBold'" style:font-adornments="SemiBol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2:08.639028675</meta:creation-date>
    <dc:date>2024-05-16T19:08:40.595832190</dc:date>
    <meta:editing-duration>PT2H26M2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48" meta:word-count="391" meta:character-count="2028" meta:non-whitespace-character-count="1700"/>
  </office:meta>
</office:document-meta>
</file>